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6453in"/>
    </style:style>
    <style:style style:name="co6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3" office:value-type="string" calcext:value-type="string">
            <text:p>Complete Status Bar?</text:p>
          </table:table-cell>
          <table:table-cell table:style-name="ce3" office:value-type="string" calcext:value-type="string">
            <text:p>Complete Content?</text:p>
          </table:table-cell>
          <table:table-cell table:style-name="ce3" office:value-type="string" calcext:value-type="string">
            <text:p>Keep?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ubsection</text:p>
          </table:table-cell>
          <table:table-cell table:style-name="ce3" office:value-type="string" calcext:value-type="string">
            <text:p>Name of the Slid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Tit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ommittee Sli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and Acknowledgment?</text:p>
          </table:table-cell>
          <table:table-cell office:value-type="string" calcext:value-type="string">
            <text:p>Talk about having not done work with the Wampanoa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This work centers 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Outline</text:p>
          </table:table-cell>
          <table:table-cell office:value-type="string" calcext:value-type="string">
            <text:p>Acknowledge that I won’t be covering every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Research Question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Three Critiqu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Technocratic Problem</text:p>
          </table:table-cell>
          <table:table-cell office:value-type="string" calcext:value-type="string">
            <text:p>Thesis goes through this with regards to each of the field and has a systematic review of systems engineering publications in particu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Respon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Sustainable Development and the SDG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Respon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Scenario Planning &amp; Decision Support is unfou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Respons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ritiques</text:p>
          </table:table-cell>
          <table:table-cell office:value-type="string" calcext:value-type="string">
            <text:p>Less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Transition to Frame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e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Gap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Frame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Systems Architecture Frame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EVDT Questions and Model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Interactive D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Re-use and community developm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Collaborative Development Proc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Intended application &amp; Us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apter 4</text:p>
          </table:table-cell>
          <table:table-cell/>
          <table:table-cell office:value-type="string" calcext:value-type="string">
            <text:p>Transition to case study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tudy Are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Analyze System Stakeholde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Objectives, Functions, and 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EVDT Questions and Model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Environm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Extent</text:p>
          </table:table-cell>
          <table:table-cell office:value-type="string" calcext:value-type="string">
            <text:p>These might be able to be consolidat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Health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He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Stocks and Expor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Carbon regulation ecosystem servic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Non-carbon ecosystem servic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Vulnerability – Socioeconomic Situ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Decision-mak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Technolog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DSS – Video?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Before and after simul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Collaborative Development Proc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4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Lessons Learned for EVDT Frame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Transition to case study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tudy Are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Analyze System Stakeholde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Objectives, Functions, and For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EVDT Questions and Model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Environm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Public Health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Vulnerability – Telecommunication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Vulnerability – Nightligh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Decision-mak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EVDT</text:p>
          </table:table-cell>
          <table:table-cell office:value-type="string" calcext:value-type="string">
            <text:p>Technolog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DSS – Video?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Before and after simul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DSS &amp; Collab</text:p>
          </table:table-cell>
          <table:table-cell office:value-type="string" calcext:value-type="string">
            <text:p>Collaborative Development Proc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5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Lessons Learned for EVDT Frame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6</text:p>
          </table:table-cell>
          <table:table-cell/>
          <table:table-cell office:value-type="string" calcext:value-type="string">
            <text:p>Lessons and Opportunities for Future of EVD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pter 6</text:p>
          </table:table-cell>
          <table:table-cell/>
          <table:table-cell office:value-type="string" calcext:value-type="string">
            <text:p>Lessons and Opportunities for Future of EVD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Committe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Space Enabl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Collabora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Other MIT Group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Family and Friend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Acknowledgments – Hom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End Sli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collaboratively develop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systems-architecture-inform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GI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decision support 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sustainable development 1</text:p>
          </table:table-cell>
          <table:table-cell office:value-type="string" calcext:value-type="string">
            <text:p>boundaries and impac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sustainable development 2</text:p>
          </table:table-cell>
          <table:table-cell office:value-type="string" calcext:value-type="string">
            <text:p>conflicting or reinforc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sustainable development 3</text:p>
          </table:table-cell>
          <table:table-cell office:value-type="string" calcext:value-type="string">
            <text:p>sd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socio-environmental-technical systems (SE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remote observation data 1</text:p>
          </table:table-cell>
          <table:table-cell office:value-type="string" calcext:value-type="string">
            <text:p>defini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remote observation data 2</text:p>
          </table:table-cell>
          <table:table-cell office:value-type="string" calcext:value-type="string">
            <text:p>tren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ve to Chapter 4?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remote observation data 3</text:p>
          </table:table-cell>
          <table:table-cell office:value-type="string" calcext:value-type="string">
            <text:p>mangrov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SAF – Con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SAF – Stakehold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SAF – System Boundari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discussion for the Guaratiba are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- environmen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- vulnerability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– decision making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- technology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- collaboration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4 limitations - DSS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- environmen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- vulnerability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– decision making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- technology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- collaboration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ckup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5 limitations - DSS 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6:14:30.619825442</meta:creation-date>
    <dc:date>2023-03-27T17:13:30.598213084</dc:date>
    <meta:editing-duration>P1DT2H45M59S</meta:editing-duration>
    <meta:editing-cycles>4</meta:editing-cycles>
    <meta:generator>LibreOffice/7.3.6.2$Linux_X86_64 LibreOffice_project/30$Build-2</meta:generator>
    <meta:document-statistic meta:table-count="1" meta:cell-count="309" meta:object-count="0"/>
  </office:meta>
</office:document-meta>
</file>